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336cm" fo:margin-left="-0.191cm" table:align="left" style:writing-mode="lr-tb"/>
    </style:style>
    <style:style style:name="Таблица1.A" style:family="table-column">
      <style:table-column-properties style:column-width="8.446cm"/>
    </style:style>
    <style:style style:name="Таблица1.B" style:family="table-column">
      <style:table-column-properties style:column-width="8.8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Iniiaiie_20_oaeno_20_2">
      <style:paragraph-properties fo:margin-left="0cm" fo:margin-right="0cm" fo:margin-top="0cm" fo:margin-bottom="0cm" fo:text-indent="1.251cm" style:auto-text-indent="false"/>
    </style:style>
    <style:style style:name="P2" style:family="paragraph" style:parent-style-name="Iniiaiie_20_oaeno_20_2">
      <style:paragraph-properties fo:margin-left="0cm" fo:margin-right="0cm" fo:margin-top="0cm" fo:margin-bottom="0cm" fo:text-indent="1.251cm" style:auto-text-indent="false"/>
      <style:text-properties fo:font-size="10.5pt" style:font-size-asian="10.5pt" style:font-size-complex="10.5pt"/>
    </style:style>
    <style:style style:name="P3" style:family="paragraph" style:parent-style-name="FR1">
      <style:paragraph-properties fo:margin-left="0cm" fo:margin-right="0cm" fo:margin-top="0cm" fo:margin-bottom="0cm" style:line-height-at-least="0.176cm" fo:text-indent="1.251cm" style:auto-text-indent="false"/>
      <style:text-properties fo:font-size="10.5pt" fo:font-weight="bold" style:font-size-asian="10.5pt" style:font-weight-asian="bold" style:font-size-complex="10.5pt"/>
    </style:style>
    <style:style style:name="P4" style:family="paragraph" style:parent-style-name="FR1">
      <style:paragraph-properties fo:margin-left="0cm" fo:margin-right="0cm" fo:margin-top="0cm" fo:margin-bottom="0cm" style:line-height-at-least="0.176cm" fo:text-indent="1.251cm" style:auto-text-indent="false"/>
      <style:text-properties fo:font-size="10.5pt" style:font-size-asian="10.5pt" style:font-size-complex="10.5pt"/>
    </style:style>
    <style:style style:name="P5" style:family="paragraph" style:parent-style-name="FR1">
      <style:paragraph-properties fo:margin-left="0cm" fo:margin-right="0cm" fo:margin-top="0cm" fo:margin-bottom="0cm" style:line-height-at-least="0.176cm" fo:text-indent="1.251cm" style:auto-text-indent="false"/>
    </style:style>
    <style:style style:name="P6" style:family="paragraph" style:parent-style-name="Iniiaiie_20_oaeno_20_3">
      <style:paragraph-properties fo:margin-left="0cm" fo:margin-right="0cm" fo:text-indent="1.251cm" style:auto-text-indent="false">
        <style:tab-stops/>
      </style:paragraph-properties>
    </style:style>
    <style:style style:name="P7" style:family="paragraph" style:parent-style-name="Iniiaiie_20_oaeno_20_3">
      <style:paragraph-properties fo:margin-left="0cm" fo:margin-right="0cm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8" style:family="paragraph" style:parent-style-name="Iau_3f_iue">
      <style:paragraph-properties fo:margin-left="0cm" fo:margin-right="0cm" fo:text-align="justify" style:justify-single-word="false" fo:text-indent="1.251cm" style:auto-text-indent="false"/>
    </style:style>
    <style:style style:name="P9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</style:style>
    <style:style style:name="P10" style:family="paragraph" style:parent-style-name="Iau_3f_iue">
      <style:paragraph-properties fo:margin-left="0cm" fo:margin-right="0cm" fo:text-align="justify" style:justify-single-word="false" fo:text-indent="1.251cm" style:auto-text-indent="false">
        <style:tab-stops>
          <style:tab-stop style:position="2.279cm"/>
        </style:tab-stops>
      </style:paragraph-properties>
    </style:style>
    <style:style style:name="P11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2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13" style:family="paragraph" style:parent-style-name="Iau_3f_iue">
      <style:paragraph-properties fo:margin-left="0cm" fo:margin-right="0cm" fo:text-align="center" style:justify-single-word="false" fo:text-indent="1.251cm" style:auto-text-indent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tru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7" style:family="paragraph" style:parent-style-name="FR1">
      <style:paragraph-properties fo:margin-left="0.071cm" fo:margin-right="0cm" fo:margin-top="0cm" fo:margin-bottom="0cm" style:line-height-at-least="0.176cm" fo:text-align="center" style:justify-single-word="false" fo:text-indent="-0.079cm" style:auto-text-indent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8" style:family="paragraph" style:parent-style-name="Text_20_body">
      <style:text-properties fo:font-size="10pt" style:font-size-asian="10pt"/>
    </style:style>
    <style:style style:name="P19" style:family="paragraph" style:parent-style-name="caaieiaie_20_2">
      <style:paragraph-properties fo:text-align="justify" style:justify-single-word="false"/>
      <style:text-properties fo:font-size="10.5pt" style:font-size-asian="10.5pt" style:font-size-complex="10.5pt"/>
    </style:style>
    <style:style style:name="P20" style:family="paragraph" style:parent-style-name="caaieiaie_20_2">
      <style:paragraph-properties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21" style:family="paragraph" style:parent-style-name="caaieiaie_20_2">
      <style:text-properties fo:font-size="10.5pt" fo:font-weight="normal" style:font-size-asian="10.5pt" style:font-weight-asian="normal" style:font-size-complex="10.5pt"/>
    </style:style>
    <style:style style:name="P22" style:family="paragraph" style:parent-style-name="caaieiaie_20_2">
      <style:paragraph-properties fo:text-align="end" style:justify-single-word="false"/>
      <style:text-properties fo:font-size="10.5pt" fo:font-weight="normal" style:font-size-asian="10.5pt" style:font-weight-asian="normal" style:font-size-complex="10.5pt"/>
    </style:style>
    <style:style style:name="P23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4" style:family="paragraph" style:parent-style-name="Iau_3f_iue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0.5pt"/>
    </style:style>
    <style:style style:name="P25" style:family="paragraph" style:parent-style-name="Iau_3f_iue">
      <style:paragraph-properties fo:margin-left="0cm" fo:margin-right="0cm" fo:text-align="center" style:justify-single-word="false" fo:text-indent="0.026cm" style:auto-text-indent="false"/>
      <style:text-properties fo:font-size="10.5pt" fo:font-weight="bold" style:font-size-asian="10.5pt" style:font-weight-asian="bold" style:font-size-complex="10.5pt"/>
    </style:style>
    <style:style style:name="P26" style:family="paragraph" style:parent-style-name="Iacaaiea">
      <style:paragraph-properties fo:margin-left="1.501cm" fo:margin-right="0cm" fo:margin-top="0cm" fo:margin-bottom="0cm" fo:text-align="justify" style:justify-single-word="false" fo:text-indent="8.751cm" style:auto-text-indent="false"/>
      <style:text-properties fo:font-weight="bold" style:font-weight-asian="bold" style:font-size-complex="12pt"/>
    </style:style>
    <style:style style:name="P27" style:family="paragraph" style:parent-style-name="Iacaaiea">
      <style:paragraph-properties fo:margin-top="0cm" fo:margin-bottom="0cm"/>
      <style:text-properties fo:font-size="10.5pt" fo:font-weight="bold" style:font-size-asian="10.5pt" style:font-weight-asian="bold" style:font-size-complex="10.5pt"/>
    </style:style>
    <style:style style:name="P28" style:family="paragraph" style:parent-style-name="Iacaaiea">
      <style:paragraph-properties fo:margin-top="0cm" fo:margin-bottom="0cm"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29" style:family="paragraph" style:parent-style-name="Iacaaiea">
      <style:paragraph-properties fo:margin-top="0cm" fo:margin-bottom="0cm"/>
      <style:text-properties fo:color="#0084d1" fo:font-size="10.5pt" fo:font-weight="bold" style:font-size-asian="10.5pt" style:font-weight-asian="bold" style:font-size-complex="10.5pt"/>
    </style:style>
    <style:style style:name="P30" style:family="paragraph" style:parent-style-name="Iacaaiea">
      <style:paragraph-properties fo:margin-top="0cm" fo:margin-bottom="0cm" fo:text-align="justify" style:justify-single-word="false"/>
      <style:text-properties fo:font-size="10pt" style:font-size-asian="10pt"/>
    </style:style>
    <style:style style:name="P31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6" style:family="paragraph" style:parent-style-name="Standard" style:list-style-name="WW8Num8">
      <style:paragraph-properties fo:hyphenation-ladder-count="no-limit"/>
      <style:text-properties fo:color="#000000" fo:font-size="10.5pt" fo:font-weight="bold" style:font-size-asian="10.5pt" style:language-asian="ru" style:country-asian="RU" style:font-weight-asian="bold" style:font-size-complex="10.5pt" style:font-weight-complex="bold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38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39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40" style:family="paragraph" style:parent-style-name="Iau_3f_iue" style:list-style-name="WW8Num13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41" style:family="paragraph" style:parent-style-name="Iau_3f_iue" style:list-style-name="WW8Num8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2" style:family="paragraph" style:parent-style-name="Iau_3f_iue" style:list-style-name="WW8Num9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3" style:family="paragraph" style:parent-style-name="Iau_3f_iue" style:list-style-name="WW8Num1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4" style:family="paragraph" style:parent-style-name="Iacaaiea" style:master-page-name="Standard">
      <style:paragraph-properties fo:margin-left="1.501cm" fo:margin-right="0cm" fo:margin-top="0cm" fo:margin-bottom="0cm" fo:text-align="justify" style:justify-single-word="false" fo:text-indent="8.751cm" style:auto-text-indent="false" style:page-number="auto"/>
      <style:text-properties fo:font-weight="bold" style:font-weight-asian="bold" style:font-size-complex="12pt"/>
    </style:style>
    <style:style style:name="P45" style:family="paragraph" style:parent-style-name="Iniiaiie_20_oaeno_20_3" style:list-style-name="WW8Num10">
      <style:paragraph-properties fo:margin-left="0cm" fo:margin-right="0cm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46" style:family="paragraph" style:parent-style-name="Iniiaiie_20_oaeno_20_3" style:list-style-name="WW8Num12">
      <style:paragraph-properties fo:margin-left="0cm" fo:margin-right="0cm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47" style:family="paragraph" style:parent-style-name="FR1" style:list-style-name="WW8Num3">
      <style:paragraph-properties fo:margin-left="0cm" fo:margin-right="0cm" fo:margin-top="0cm" fo:margin-bottom="0cm" style:line-height-at-least="0.176cm" fo:text-indent="1.217cm" style:auto-text-indent="false"/>
      <style:text-properties fo:font-size="10.5pt" style:font-size-asian="10.5pt" style:font-size-complex="10.5pt"/>
    </style:style>
    <style:style style:name="P48" style:family="paragraph" style:parent-style-name="FR1" style:list-style-name="WW8Num4">
      <style:paragraph-properties fo:margin-left="0cm" fo:margin-right="0cm" fo:margin-top="0cm" fo:margin-bottom="0cm" style:line-height-at-least="0.176cm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49" style:family="paragraph" style:parent-style-name="FR1" style:list-style-name="WW8Num6">
      <style:paragraph-properties fo:margin-left="0cm" fo:margin-right="0cm" fo:margin-top="0cm" fo:margin-bottom="0cm" style:line-height-at-least="0.176cm" fo:text-indent="1.251cm" style:auto-text-indent="false"/>
      <style:text-properties fo:font-size="10.5pt" fo:font-weight="bold" style:font-size-asian="10.5pt" style:font-weight-asian="bold" style:font-size-complex="10.5pt"/>
    </style:style>
    <style:style style:name="P50" style:family="paragraph" style:parent-style-name="FR1" style:list-style-name="WW8Num5">
      <style:paragraph-properties fo:margin-left="0cm" fo:margin-right="0cm" fo:margin-top="0cm" fo:margin-bottom="0cm" style:line-height-at-least="0.176cm" fo:text-indent="1.251cm" style:auto-text-indent="false"/>
      <style:text-properties fo:font-size="10.5pt" style:font-size-asian="10.5pt" style:font-size-complex="10.5pt"/>
    </style:style>
    <style:style style:name="P51" style:family="paragraph" style:parent-style-name="FR1" style:list-style-name="WW8Num7">
      <style:paragraph-properties fo:margin-left="0cm" fo:margin-right="0cm" fo:margin-top="0cm" fo:margin-bottom="0cm" style:line-height-at-least="0.176cm" fo:text-indent="1.251cm" style:auto-text-indent="false"/>
      <style:text-properties fo:font-size="10.5pt" style:font-size-asian="10.5pt" style:font-size-complex="10.5pt"/>
    </style:style>
    <style:style style:name="P52" style:family="paragraph" style:parent-style-name="Iniiaiie_20_oaeno_20_2" style:list-style-name="WW8Num2">
      <style:paragraph-properties fo:margin-left="0cm" fo:margin-right="0cm" fo:margin-top="0cm" fo:margin-bottom="0cm" fo:text-indent="1.251cm" style:auto-text-indent="false"/>
      <style:text-properties fo:font-size="10.5pt" style:font-size-asian="10.5pt" style:font-size-complex="10.5pt"/>
    </style:style>
    <style:style style:name="P53" style:family="paragraph" style:parent-style-name="Iniiaiie_20_oaeno_20_2" style:list-style-name="WW8Num2">
      <style:paragraph-properties fo:margin-left="0cm" fo:margin-right="0cm" fo:margin-top="0cm" fo:margin-bottom="0cm" fo:text-indent="1.251cm" style:auto-text-indent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font-size-complex="10.5pt" style:font-weight-complex="bold"/>
    </style:style>
    <style:style style:name="T3" style:family="text">
      <style:text-properties fo:font-size="10.5pt" fo:font-weight="bold" style:font-size-asian="10.5pt" style:font-weight-asian="bold" style:font-size-complex="10.5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style:font-size-asian="10.5pt" style:font-size-complex="10.5pt"/>
    </style:style>
    <style:style style:name="T6" style:family="text">
      <style:text-properties fo:color="#000000" fo:font-size="10.5pt" style:font-size-asian="10.5pt" style:language-asian="ru" style:country-asian="RU" style:font-size-complex="10.5pt"/>
    </style:style>
    <style:style style:name="T7" style:family="text">
      <style:text-properties fo:color="#000000" fo:font-size="10.5pt" fo:font-weight="bold" style:font-size-asian="10.5pt" style:language-asian="ru" style:country-asian="RU" style:font-weight-asian="bold" style:font-size-complex="10.5pt"/>
    </style:style>
    <style:style style:name="T8" style:family="text">
      <style:text-properties fo:color="#000000" fo:font-size="10.5pt" fo:font-weight="bold" style:font-size-asian="10.5pt" style:language-asian="ru" style:country-asian="RU" style:font-weight-asian="bold" style:font-size-complex="10.5pt" style:font-weight-complex="bold"/>
    </style:style>
    <style:style style:name="T9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Приложение № 1</text:p>
      <text:p text:style-name="P26">к распоряжению КУМИ г.Братска</text:p>
      <text:p text:style-name="P26">от 28.11.2013 года № 1577</text:p>
      <text:p text:style-name="P28"/>
      <text:p text:style-name="P29">Бланк договора аренды на 2014 г. до одного года и долгосрочный (движимого имущество)</text:p>
      <text:p text:style-name="P29">по оценке без акта</text:p>
      <text:p text:style-name="P27">ДОГОВОР № ____/14</text:p>
      <text:p text:style-name="P24">аренды муниципального имущества</text:p>
      <text:p text:style-name="P21">Российская Федерация, Иркутская область, город Братск</text:p>
      <text:p text:style-name="P22">от _____________2014 года</text:p>
      <text:p text:style-name="P19"/>
      <text:p text:style-name="P14"><text:span text:style-name="T1">Комитет по управлению муниципальным имуществом администрации города Братска, в лице председателя _______________________, действующего на основании Положения о комитете, именуемый в дальнейшем Арендодатель, с одной стороны, и ООО (ИП)___________, з</text:span><text:span text:style-name="T5">арегистрировано ИФНС ________ за основным государственным регистрационным номером ___________, </text:span><text:span text:style-name="T1">в лице генерального директора _______________, действующего на основании устава, паспорт _________выдан отделом УФМС России ___________, дата выдачи ________, именуемое в дальнейшем Арендатор, с другой стороны, именуемые в дальнейшем Стороны, заключили настоящий Договор о нижеследующем:</text:span></text:p>
      <text:p text:style-name="P16"/>
      <text:p text:style-name="P20">1. ПРЕДМЕТ ДОГОВОРА</text:p>
      <text:p text:style-name="P14"><text:span text:style-name="T3">1.1.</text:span><text:span text:style-name="T1"> По настоящему договору Арендодатель передает, а Арендатор принимает в аренду муниципальное Имущество, согласно прилагаемому перечню (Приложение 1), (далее - Имущество). </text:span></text:p>
      <text:p text:style-name="P14"><text:span text:style-name="T1">Адрес расположения Имущества: </text:span><text:span text:style-name="T2">Российская</text:span><text:span text:style-name="T1"> </text:span><text:span text:style-name="T2">Федерация, Иркутская область, город Братск, жилой район_______улица________, дом №______.</text:span></text:p>
      <text:p text:style-name="P14"><text:span text:style-name="T1">Балансовая стоимость Имущества ____</text:span><text:span text:style-name="T2">_____________</text:span></text:p>
      <text:p text:style-name="P8"><text:span text:style-name="T3">1.2.</text:span><text:span text:style-name="T1"> Имущество принадлежит Арендодателю на праве собственности.</text:span></text:p>
      <text:p text:style-name="P11">На момент заключения настоящего Договора, Имущество, передаваемое в аренду, не заложено, не арестовано, не обременено правами третьих лиц. </text:p>
      <text:p text:style-name="P1"><text:span text:style-name="T3">1.3.</text:span><text:span text:style-name="T1"> Размер арендной платы установлен в соответствии с отчетом ____________________ от «___» __________ 2014 года № _________________________________________________________, и составляет:</text:span></text:p>
      <text:p text:style-name="P1"><text:span text:style-name="T4">в год, руб.</text:span><text:span text:style-name="T1"> <text:s text:c="40"/></text:span><text:span text:style-name="T4">в месяц, руб.</text:span></text:p>
      <text:p text:style-name="P2"/>
      <text:p text:style-name="P2">Налог на добавленную стоимость (НДС) в арендную плату не входит.</text:p>
      <text:p text:style-name="P2">Налог на добавленную стоимость оплачивается Арендатором самостоятельно на счет Управления Федерального казначейства по Иркутской области. </text:p>
      <text:p text:style-name="P12">Порядок внесения арендной платы определен в разделе 2 настоящего Договора.</text:p>
      <text:list xml:id="list5745310861866885081" text:style-name="WW8Num2">
        <text:list-item>
          <text:list>
            <text:list-item>
              <text:p text:style-name="P52">Указанное Имущество предоставляется Арендатору в аренду для использования__________.</text:p>
            </text:list-item>
            <text:list-item>
              <text:p text:style-name="P53"><text:span text:style-name="T1">Срок действия настоящего Договора </text:span><text:span text:style-name="T3">с «__» _______ 2014 года до «___»_______ 20___ года.</text:span><text:span text:style-name="T1"> По истечении срока действия настоящего Договора, Договор продлению не подлежит. <text:s/></text:span></text:p>
            </text:list-item>
          </text:list>
        </text:list-item>
      </text:list>
      <text:p text:style-name="P2"/>
      <text:p text:style-name="P24">2. ПОРЯДОК РАСЧЕТОВ</text:p>
      <text:p text:style-name="P14"><text:span text:style-name="T3">2.1</text:span><text:span text:style-name="T1">. Арендная плата за пользование Имуществом, подлежащая перечислению Арендатором Арендодателю на расчетный счет Управления Федерального казначейства по Иркутской области (КУМИ г. Братска), выплачивается ежемесячно </text:span><text:span text:style-name="T3">по ______ руб.</text:span><text:span text:style-name="T1">, без учета НДС, до первого числа месяца, следующего за текущим.</text:span></text:p>
      <text:p text:style-name="P16">Арендатор, после заключения Договора, обязан произвести оплату арендной платы за месяц, в котором заключен Договор, в течении пяти календарных дней.</text:p>
      <text:p text:style-name="P12">Датой оплаты Арендатором арендной платы считается дата поступления денежных средств на расчетный счет Арендодателя.</text:p>
      <text:p text:style-name="P12">В платежном поручении указываются назначение платежа, номер договора, дата заключения.</text:p>
      <text:p text:style-name="P9"><text:span text:style-name="T3">2.2. </text:span><text:span text:style-name="T1">Арендная плата может быть изменена Арендодателем в одностороннем порядке не более одного раза в год, в соответствии с Методикой расчета арендной платы за имущество, находящееся в собственности муниципального образования города Братска, утверждаемой постановлением администрации муниципального образования города Братска и действующей на момент изменения арендной платы.</text:span></text:p>
      <text:p text:style-name="P9"><text:span text:style-name="T4">2.3</text:span><text:span text:style-name="T1">. Оплату работ ремонта арендуемого Имущества и связанные с этими работами услуги сторонних организаций Арендатор обеспечивает за счет своих средств, и эти затраты в стоимость арендной платы не входят. Произведенные Арендатором неотделимые улучшения Имущества являются собственностью Арендодателя. При прекращении Договора, Арендатор не имеет прав на возмещение </text:span><text:soft-page-break/><text:span text:style-name="T1">стоимости произведенных улучшений арендуемого Имущества.</text:span></text:p>
      <text:list xml:id="list5549028939239332472" text:style-name="WW8Num13">
        <text:list-item>
          <text:list>
            <text:list-item>
              <text:p text:style-name="P40">При наличии письменного согласования Арендодателя, Арендатор может сдавать в субаренду часть арендуемого Имущества. При сдаче движимого Имущества в субаренду, годовая арендная плата за каждую единицу этого Имущества увеличивается в полтора раза.</text:p>
            </text:list-item>
          </text:list>
        </text:list-item>
      </text:list>
      <text:p text:style-name="P12"/>
      <text:p text:style-name="P17">3. ПРАВА И ОБЯЗАННОСТИ СТОРОН</text:p>
      <text:p text:style-name="P3">3.1. Арендодатель обязан:</text:p>
      <text:list xml:id="list7007270854275166989" text:style-name="WW8Num3">
        <text:list-item>
          <text:list>
            <text:list-item>
              <text:list>
                <text:list-item>
                  <text:p text:style-name="P47">Передача Имущества, в соответствии с п.1.1. настоящего Договора, на основании двустороннего акта приема-передачи не требуется, так как указанное Имущество находится в аренде у данного Арендатора по договору аренды муниципального имущества от _______ № ___. Имущество считается переданным Арендатору с даты подписания настоящего Договора.</text:p>
                </text:list-item>
                <text:list-item>
                  <text:p text:style-name="P47">Письменно информировать об изменении размера арендной платы Арендатора. При уклонении Арендатора от получения уведомления, Арендатор считается уведомленным надлежащим образом.</text:p>
                </text:list-item>
              </text:list>
            </text:list-item>
          </text:list>
        </text:list-item>
      </text:list>
      <text:list xml:id="list9073691336121400700" text:style-name="WW8Num4">
        <text:list-item>
          <text:list>
            <text:list-item>
              <text:p text:style-name="P48">Арендодатель имеет право:</text:p>
            </text:list-item>
          </text:list>
        </text:list-item>
      </text:list>
      <text:list xml:id="list1492225609102995282" text:style-name="WW8Num5">
        <text:list-item>
          <text:list>
            <text:list-item>
              <text:list>
                <text:list-item>
                  <text:p text:style-name="P50">Проверять техническое состояние и целевое использование Имущества.</text:p>
                </text:list-item>
                <text:list-item>
                  <text:p text:style-name="P50">Досрочно расторгнуть Договор в случаях и порядке, указанных в разделе 5 настоящего Договора.</text:p>
                </text:list-item>
              </text:list>
            </text:list-item>
          </text:list>
        </text:list-item>
      </text:list>
      <text:list xml:id="list6712907713055112416" text:style-name="WW8Num6">
        <text:list-item>
          <text:list>
            <text:list-item>
              <text:p text:style-name="P49">Арендатор обязан:</text:p>
            </text:list-item>
          </text:list>
        </text:list-item>
      </text:list>
      <text:list xml:id="list8265131274881159454" text:style-name="WW8Num7">
        <text:list-item>
          <text:list>
            <text:list-item>
              <text:list>
                <text:list-item>
                  <text:p text:style-name="P51">Прием Имущества, в соответствии с п.1.1. настоящего Договора, на основании двустороннего акта приема-передачи не требуется, так как указанное Имущество находится в аренде у данного Арендатора по договору аренды муниципального имущества от _______ № ___.</text:p>
                </text:list-item>
                <text:list-item>
                  <text:p text:style-name="P51">Нести полную ответственность за соблюдение требований санитарно-эпидемиологических станций, Гражданской обороны, Госпожнадзора, правил электробезопасности установок потребителя, а так же принимать меры по ликвидации ситуаций, ставящих под угрозу сохранность Имущества.</text:p>
                </text:list-item>
              </text:list>
            </text:list-item>
          </text:list>
        </text:list-item>
      </text:list>
      <text:p text:style-name="P11">Содержать арендуемое Имущество, <text:s/>в полной исправности и надлежащем санитарном состоянии до сдачи его Арендодателю по акту приема-передачи.</text:p>
      <text:p text:style-name="P8"><text:span text:style-name="T4">3.3.3.</text:span><text:span text:style-name="T1"> При отсутствии у Арендатора ремонтно-эксплуатационных служб, профилактическое обслуживание Имущества осуществляется соответствующими службами или иными спец организациями по договору с Арендатором и за счет Арендатора.</text:span></text:p>
      <text:list xml:id="list3849012025658885980" text:style-name="WW8Num8">
        <text:list-item>
          <text:list>
            <text:list-item>
              <text:list>
                <text:list-item>
                  <text:p text:style-name="P41">Использовать Имущество по прямому назначению, в строгом соответствии с п.1.4 настоящего Договора.</text:p>
                </text:list-item>
              </text:list>
            </text:list-item>
          </text:list>
        </text:list-item>
      </text:list>
      <text:p text:style-name="P5"><text:span text:style-name="T4">3.3.5</text:span><text:span text:style-name="T1">. Своевременно производить ремонт Имущества.</text:span></text:p>
      <text:p text:style-name="P5"><text:span text:style-name="T3">3.3.6.</text:span><text:span text:style-name="T1"> Не передавать без письменного разрешения Арендодателя Имущество третьим лицам по любым основаниям, или использовать право на аренду Имущества в качестве вклада в акционерное общество или другое юридическое лицо, и не использовать Имущество как залог.</text:span></text:p>
      <text:p text:style-name="P5"><text:span text:style-name="T3">3.3.7.</text:span><text:span text:style-name="T1"> Обеспечивать свободный доступ сотрудников Арендодателя с целью проверки использования Имущества и в установленные Арендодателем сроки устранять выявленные нарушения.</text:span></text:p>
      <text:p text:style-name="P5"><text:span text:style-name="T3">3.3.8.</text:span><text:span text:style-name="T1"> В течение десяти календарных дней со дня подписания настоящего Договора, за счет собственных средств, застраховать Имущество по рискам: пожар, поджег, взрыв, теракт и т.д., с условиями, что выгодоприобретателем является Арендодатель. В течение 5 календарных дней, с момента заключения договора страхования, предоставить копию договора страхования Арендодателю.</text:span></text:p>
      <text:p text:style-name="P5"><text:span text:style-name="T3">3.3.9.</text:span><text:span text:style-name="T1"> В течение последнего дня срока действия Договора, либо в день досрочного расторжения Договора, передать Имущество Арендодателю по акту приема-передачи Имущества, в техническом состоянии не хуже, чем указано в акте приема-передачи на дату заключения Договора с учетом нормального износа, если иное не предусмотрено соглашением Сторон, за исключением случая, предусмотренного п. 7.5 настоящего Договора.</text:span></text:p>
      <text:list xml:id="list31170144" text:continue-numbering="true" text:style-name="WW8Num8">
        <text:list-item>
          <text:list>
            <text:list-item>
              <text:p text:style-name="P36">Арендатор имеет право:</text:p>
            </text:list-item>
          </text:list>
        </text:list-item>
      </text:list>
      <text:p text:style-name="P15"><text:span text:style-name="T8">3.4.1. </text:span><text:span text:style-name="T6">По истечении срока договора имеет при прочих равных условиях преимущественное право перед другими лицами на заключение договора аренды Имущества на новый срок при условии надлежащего исполнения обязанностей по настоящему договору в течение срока его действия.</text:span></text:p>
      <text:p text:style-name="P13"/>
      <text:p text:style-name="P13">4. ОТВЕТСТВЕННОСТЬ СТОРОН И ПОРЯДОК РАЗРЕШЕНИЯ СПОРОВ</text:p>
      <text:p text:style-name="P8"><text:span text:style-name="T3">4.1</text:span><text:span text:style-name="T1">. В случае неуплаты Арендатором арендной платы в сроки, предусмотренные в п. 2.1 настоящего Договора, Арендатор должен выплатить Арендодателю пеню за просрочку платежа в размере 0,1 % (1/300 ставки рефинансирования ЦБ РФ) от уммы задолженности, за каждый день просрочки платежа.</text:span></text:p>
      <text:p text:style-name="P8"><text:span text:style-name="T3">4.2</text:span><text:span text:style-name="T1">. В случае нарушения Арендатором сроков внесения арендной платы, Арендодатель вправе <text:s/>взыскать с Арендатора, в установленном порядке, задолженность и пеню, установленную п.4.1 Договора, образовавшиеся на момент взыскания, и потребовать от Арендатора внесения арендной платы досрочно, </text:span><text:soft-page-break/><text:span text:style-name="T1">но не более, чем за два срока вперед, а также расторжения в судебном порядке договора и освобождения Имущества.</text:span></text:p>
      <text:p text:style-name="P8"><text:span text:style-name="T3">4.3</text:span><text:span text:style-name="T1">. Арендатор уплачивает Арендодателю штраф в следующих случаях:</text:span></text:p>
      <text:p text:style-name="P11">а) при передаче Арендатором Имущества или его части в субаренду или в пользование третьим лицам без предварительного письменного разрешения Арендодателя (п.3.3.<text:span text:style-name="T9">6</text:span>) в размере 20% годовой арендной платы на момент выявления нарушения;</text:p>
      <text:p text:style-name="P11">б) при использовании Имущества или его части не по целевому назначению (п.1.4) в размере 20% от годовой арендной платы на момент выявления нарушения;</text:p>
      <text:p text:style-name="P11">в) за невыполнение какого-либо обязательства, предусмотренного настоящим Договором, Арендатор оплачивает неустойку в размере 20% от годовой арендной платы.</text:p>
      <text:p text:style-name="P11">Доказательством нарушения являются акты проверки использования Имущества или любые другие доказательства, предусмотренные законодательством.</text:p>
      <text:p text:style-name="P8"><text:span text:style-name="T3">4.4</text:span><text:span text:style-name="T1">. Уплата пени (штрафов), установленных настоящим Договором, не освобождает Арендатора от выполнения обязательств по настоящему Договору.</text:span></text:p>
      <text:p text:style-name="P8"><text:span text:style-name="T3">4.5.</text:span><text:span text:style-name="T1"> Разногласия, возникшие при заключении и исполнении Договора, подлежат разрешению в <text:s/>Арбитражном суде Иркутской области.</text:span></text:p>
      <text:p text:style-name="P8"><text:span text:style-name="T3">4.6</text:span><text:span text:style-name="T1">. Изменение собственника (Арендодателя) не влечет за собой изменение условий заключенного договора аренды.</text:span></text:p>
      <text:p text:style-name="P5"><text:span text:style-name="T3">4.7.</text:span><text:span text:style-name="T1"> Риск случайной гибели или случайного повреждения имущества несет Арендатор. В случае гибели или повреждения Имущества, Арендатор обязан возместить Арендодателю убытки в полной <text:s/>мере. <text:s/></text:span></text:p>
      <text:p text:style-name="P5"><text:span text:style-name="T3">4.8</text:span><text:span text:style-name="T1">. Арендодатель не отвечает за недостатки Имущества, которые оговорены в акте приема-передачи к Договору либо обнаруженные Арендатором при последующем осмотре Имущества.</text:span></text:p>
      <text:p text:style-name="P4"/>
      <text:p text:style-name="P25">5. ПРЕКРАЩЕНИЕ ДЕЙСТВИЯ ДОГОВОРА</text:p>
      <text:p text:style-name="P8"><text:span text:style-name="T3">5.1</text:span><text:span text:style-name="T1">. Договор аренды может быть расторгнут досрочно по требованию Арендатора в следующих случаях:</text:span></text:p>
      <text:p text:style-name="P8"><text:span text:style-name="T4">5.1.1.</text:span><text:span text:style-name="T1"> Если арендуемое Имущество в силу обстоятельств, за которые Арендатор не отвечает, окажется в состоянии непригодном для использования.</text:span></text:p>
      <text:p text:style-name="P8"><text:span text:style-name="T4">5.1.2.</text:span><text:span text:style-name="T1"> При обнаружении скрытых дефектов в арендуемом Имуществе.</text:span></text:p>
      <text:p text:style-name="P11">В случае досрочного расторжения настоящего Договора Арендатором он обязан письменно уведомить Арендодателя за месяц до предполагаемого срока расторжения договора, а Арендодатель должен возвратить внесенные платежи за неиспользованный срок аренды.</text:p>
      <text:p text:style-name="P8"><text:span text:style-name="T3">5.2.</text:span><text:span text:style-name="T1"> Договор аренды может быть расторгнут досрочно по требованию Арендодателя по истечению месяца со дня предупреждения в следующих случаях:</text:span></text:p>
      <text:p text:style-name="P8"><text:span text:style-name="T4">5.2.1. </text:span><text:span text:style-name="T1">При использовании Арендатором Имущества (в целом или его части) не в соответствии с условиями Договора аренды.</text:span></text:p>
      <text:p text:style-name="P10"><text:span text:style-name="T4">5.2.2.</text:span><text:span text:style-name="T1"><text:tab/>Если Арендатор умышленно или по неосторожности ухудшает состояние Имущества, сданного в аренду.</text:span></text:p>
      <text:p text:style-name="P15"><text:span text:style-name="T7">5.2.3.</text:span><text:span text:style-name="T6"> При не выполнении Арендатором требований, установленных пунктами 3.3.4,</text:span><text:span text:style-name="T1"> 3.3.6, 3.3.8 настоящего Договора аренды.</text:span></text:p>
      <text:p text:style-name="P15"><text:span text:style-name="T7">5.2.4. </text:span><text:span text:style-name="T6">Если Арендатор по истечении установленного договором срока платежа не внес арендную плату и (или) за систематическое внесение (более двух раз) арендной платы не в полном размере, определенном Договором;</text:span></text:p>
      <text:p text:style-name="P15"><text:span text:style-name="T8">5.2.5. </text:span><text:span text:style-name="T6">В иных, предусмотренных действующим законодательством случаях.</text:span></text:p>
      <text:p text:style-name="P15"><text:span text:style-name="T8">5.2.6.</text:span><text:span text:style-name="T6"> В случае, если Арендодатель нуждается в Имуществе, Арендодатель предупреждает Арендатора не менее чем за один месяц. Арендатор обязан расторгнуть настоящий Договор и сдать Имущество по акту приема-передачи Арендодателю.</text:span></text:p>
      <text:p text:style-name="P8"><text:span text:style-name="T3">5.3</text:span><text:span text:style-name="T1">. Договор аренды подлежит досрочному расторжению, в одностороннем порядке в случаях, если Арендатор более двух раз подряд по истечении установленного договором срока платежа не внес арендную плату и (или) за систематическое невнесение (более двух раз) <text:s/>арендной платы не в полном размере, определенном Договором.</text:span></text:p>
      <text:p text:style-name="P8"><text:span text:style-name="T3">5.4</text:span><text:span text:style-name="T1">. В случае досрочного возврата Арендатором Имущества без уведомления Арендодателя и оформления акта приема-передачи Арендодатель имеет право на односторонний отказ от исполнения Договора аренды.</text:span></text:p>
      <text:p text:style-name="P11">Арендодатель направляет Арендатору уведомление об одностороннем отказе от исполнения Договора аренды заказным письмом. Договор считается расторгнутым без обращения в суд с даты, <text:s/>указанной в уведомлении.</text:p>
      <text:list xml:id="list5327915384449880418" text:style-name="WW8Num9">
        <text:list-item>
          <text:list>
            <text:list-item>
              <text:p text:style-name="P42">Стороны вправе расторгнуть настоящий Договор по иным основаниям, предусмотренным действующим законодательством РФ.</text:p>
            </text:list-item>
          </text:list>
        </text:list-item>
      </text:list>
      <text:p text:style-name="P23"/>
      <text:p text:style-name="P23"><text:soft-page-break/>6. ФОРС-МАЖОР</text:p>
      <text:p text:style-name="P8"><text:span text:style-name="T3">6.1.</text:span><text:span text:style-name="T1"> Стороны освобождаются от ответственности за полное или частичное неисполнение своих обязательств по настоящему Договору, если такое неисполнение будет являться следствием обстоятельств непреодолимой силы, т.е. чрезвычайных и непредотвратимых при данных условиях обстоятельств, возникших после заключения настоящего Договора помимо воли и вне контроля Сторон, которые Стороны не могли предвидеть: военных действий, массовых беспорядков, стихийных бедствий, <text:s text:c="6"/>забастовок, блокады и др.; в силу установленной на основании закона Правительством РФ отсрочки исполнения обязательств (мораторий); в силу приостановления действия закона или иного правового акта, регулирующего соответствующее отношение.</text:span></text:p>
      <text:p text:style-name="P8"><text:span text:style-name="T3">6.2.</text:span><text:span text:style-name="T1"> При наступлении вышеуказанных обстоятельств Сторона, для которой создалась невозможность выполнения своих обязательств по настоящему Договору, должна в пятидневный срок письменно известить другую Сторону о наступлении вышеуказанных обстоятельств. Извещение должно содержать данные о характере форс-мажорных обстоятельств и оценку их влияния на исполнение Стороной своих обязательств.</text:span></text:p>
      <text:p text:style-name="P11">Если обстоятельства непреодолимой силы действуют на протяжении трех последующих месяцев, и не обнаруживают признаков прекращения, настоящий Договор может быть расторгнут Сторонами посредством направления противоположной Стороне соответствующего уведомления.</text:p>
      <text:p text:style-name="P8"><text:span text:style-name="T3">6.3.</text:span><text:span text:style-name="T1"> Если любое из таких обстоятельств непосредственно влияет на исполнение обязательств в <text:s text:c="2"/>срок, установленный настоящим Договором, то этот срок по письменному соглашению Сторон соразмерно отодвигается на время соответствующего обстоятельства.</text:span></text:p>
      <text:p text:style-name="P8"><text:span text:style-name="T3">6.4</text:span><text:span text:style-name="T1">. Факт наступления форс-мажорных обстоятельств должен быть подтвержден Свидетельством (заключением) соответствующих органов.</text:span></text:p>
      <text:p text:style-name="P8"><text:span text:style-name="T3">6.5</text:span><text:span text:style-name="T1">. Свидетельство, выданное соответствующей Торгово-промышленной Палатой или иным компетентным органом, является достаточным подтверждением наличия и продолжительности действия непреодолимой силы.</text:span></text:p>
      <text:p text:style-name="P6"><text:span text:style-name="T3">6.6</text:span><text:span text:style-name="T1">. После прекращения действия обстоятельств непреодолимой силы стороны возобновляют исполнение обязательств по настоящему Договору.</text:span></text:p>
      <text:list xml:id="list152641233366502812" text:style-name="WW8Num10">
        <text:list-item>
          <text:list>
            <text:list-item>
              <text:p text:style-name="P45">После заключения настоящего Договора вся предшествующая переписка и документы по вопросам, являющимся его предметом, теряют силу.</text:p>
            </text:list-item>
          </text:list>
        </text:list-item>
      </text:list>
      <text:p text:style-name="P7"/>
      <text:p text:style-name="P23">7. ЗАКЛЮЧИТЕЛЬНЫЕ ПОЛОЖЕНИЯ</text:p>
      <text:list xml:id="list7286979313379898366" text:style-name="WW8Num11">
        <text:list-item>
          <text:list>
            <text:list-item>
              <text:p text:style-name="P43">Настоящий договор составлен в двух экземплярах, имеющих одинаковую юридическую силу, которые хранятся по одному у каждой из Сторон.</text:p>
            </text:list-item>
            <text:list-item>
              <text:p text:style-name="P43">Все изменения к Договору, кроме изменения размера арендной платы, возможны только по соглашению сторон и оформляются Сторонами в письменной форме.</text:p>
            </text:list-item>
          </text:list>
        </text:list-item>
      </text:list>
      <text:p text:style-name="P8"><text:span text:style-name="T4">7.3.</text:span><text:span text:style-name="T1"> В случае реорганизации юридического лица, являющегося стороной настоящего Договора, все его права и обязанности по настоящему Договору переходят к его правопреемнику.</text:span></text:p>
      <text:list xml:id="list8321241536331350489" text:style-name="WW8Num12">
        <text:list-item>
          <text:list>
            <text:list-item>
              <text:p text:style-name="P46">По всем вопросам не урегулированным настоящим Договором стороны руководствуются действующим законодательством.</text:p>
            </text:list-item>
            <text:list-item>
              <text:p text:style-name="P46">При перезаключении Договора аренды на новый срок акт приема-передачи муниципального имущества не оформляется.</text:p>
            </text:list-item>
          </text:list>
        </text:list-item>
      </text:list>
      <text:p text:style-name="P23">8. ЮРИДИЧЕСКИЕ АДРЕСА И РЕКВИЗИТЫ СТОРОН</text:p>
      <text:p text:style-name="P23"/>
      <text:h text:style-name="P38" text:outline-level="1">АРЕНДОДАТЕЛЬ<text:tab/><text:tab/><text:tab/><text:tab/><text:tab/>АРЕНДАТОР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3">Комитет по управлению муниципальным<text:tab/> </text:p>
            <text:p text:style-name="P32">имуществом <text:s/>администрации города Братска<text:tab/></text:p>
            <text:p text:style-name="P30">г. Братск, <text:s/>пр. Ленина, 37 <text:tab/><text:tab/></text:p>
            <text:p text:style-name="P30">т.349060, т/ф 349065</text:p>
            <text:p text:style-name="P30">Инн 3803201800, кпп 380401001<text:tab/><text:tab/><text:tab/><text:tab/></text:p>
            <text:p text:style-name="P30">_________________ <text:s text:c="8"/></text:p>
            <text:p text:style-name="P32"><text:tab/><text:tab/><text:tab/>мп</text:p>
          </table:table-cell>
          <table:table-cell table:style-name="Таблица1.A1" office:value-type="string">
            <text:p text:style-name="P34">ИП(ООО,ОАО)__________________________________Адрес:__________________________________________ИНН:__________________________________________ОГРН:__________________________________________паспорт_________________________________________телефон______________________________________</text:p>
            <text:p text:style-name="P34">__________________________</text:p>
            <text:p text:style-name="P33"><text:s text:c="50"/>мп</text:p>
          </table:table-cell>
        </table:table-row>
      </table:table>
      <text:p text:style-name="P18"/>
      <text:p text:style-name="P35">Управление Федерального казначейства по Иркутской области (КУМИ г. Братска)</text:p>
      <text:p text:style-name="P31">ГРКЦ ГУ Банка России по Иркутской области г. Иркутск</text:p>
      <text:p text:style-name="P31">БИК 042520001, Сч 40101810900000010001, ИНН 3803201800, КПП 380401001,</text:p>
      <text:p text:style-name="P35">ОКТМО 25714000, КБК 90111105034041000120</text:p>
      <text:p text:style-name="P35">оплата аренды по договору от _________№ 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/>
    </style:style>
    <style:style style:name="Iau_3f_iue" style:display-name="Iau?iue" style:family="paragraph">
      <style:paragraph-properties fo:orphans="2" fo:widows="2" fo:hyphenation-ladder-count="no-limit"/>
      <style:text-properties style:use-window-font-color="true" style:font-name="Times New Roman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caaieiaie_20_2" style:display-name="caaieiaie 2" style:family="paragraph" style:parent-style-name="Iau_3f_iue" style:next-style-name="Iau_3f_iue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Iacaaiea" style:family="paragraph" style:parent-style-name="Iau_3f_iue">
      <style:paragraph-properties fo:margin-top="0.035cm" fo:margin-bottom="0.035cm" fo:text-align="center" style:justify-single-word="false" fo:orphans="0" fo:widows="0"/>
      <style:text-properties fo:font-size="12pt" style:font-size-asian="12pt"/>
    </style:style>
    <style:style style:name="Iniiaiie_20_oaeno_20_3" style:display-name="Iniiaiie oaeno 3" style:family="paragraph" style:parent-style-name="Iau_3f_iue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FR1" style:family="paragraph">
      <style:paragraph-properties fo:margin="100%" fo:margin-left="0.071cm" fo:margin-right="0cm" fo:margin-top="0.035cm" fo:margin-bottom="0cm" fo:line-height="106%" fo:text-align="justify" style:justify-single-word="false" fo:orphans="0" fo:widows="0" fo:hyphenation-ladder-count="no-limit" fo:text-indent="1.023cm" style:auto-text-indent="false"/>
      <style:text-properties style:use-window-font-color="true" style:font-name="Times New Roman" fo:font-size="11pt" fo:language="ru" fo:country="RU" style:font-name-asian="Arial" style:font-size-asian="11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Iniiaiie_20_oaeno_20_n_20_ionooiii_20_3" style:display-name="Iniiaiie oaeno n ionooiii 3" style:family="paragraph" style:parent-style-name="Iau_3f_iue">
      <style:paragraph-properties fo:margin="100%" fo:margin-left="1.529cm" fo:margin-right="0cm" fo:margin-top="0cm" fo:margin-bottom="0cm" fo:text-align="justify" style:justify-single-word="false" fo:orphans="0" fo:widows="0" fo:text-indent="1.011cm" style:auto-text-indent="false"/>
      <style:text-properties fo:font-size="12pt" style:font-size-asian="12pt"/>
    </style:style>
    <style:style style:name="Iniiaiie_20_oaeno_20_2" style:display-name="Iniiaiie oaeno 2" style:family="paragraph" style:parent-style-name="Iau_3f_iue">
      <style:paragraph-properties fo:margin="100%" fo:margin-left="0cm" fo:margin-right="0cm" fo:margin-top="0.035cm" fo:margin-bottom="0.035cm" fo:text-align="justify" style:justify-single-word="false" fo:orphans="0" fo:widows="0" fo:text-indent="1.249cm" style:auto-text-indent="false"/>
      <style:text-properties fo:font-size="12pt" style:font-size-asian="12pt"/>
    </style:style>
    <style:style style:name="Список_20_51" style:display-name="Список 51" style:family="paragraph" style:parent-style-name="Standard">
      <style:paragraph-properties fo:margin="100%" fo:margin-left="2.496cm" fo:margin-right="0cm" fo:margin-top="0cm" fo:margin-bottom="0cm" fo:line-height="106%" fo:text-align="justify" style:justify-single-word="false" fo:orphans="0" fo:widows="0" fo:text-indent="-0.499cm" style:auto-text-indent="false"/>
      <style:text-properties fo:font-size="9pt" style:font-size-asian="9pt" style:font-size-complex="10pt"/>
    </style:style>
    <style:style style:name="_20_Знак" style:display-name=" Знак" style:family="paragraph" style:parent-style-name="Standard">
      <style:paragraph-properties fo:margin-top="0.494cm" fo:margin-bottom="0.494cm"/>
      <style:text-properties style:font-name="Tahoma" fo:font-size="10pt" fo:language="en" fo:country="US" style:font-size-asian="10pt" style:font-name-complex="Tahoma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_20__28_user_29_" style:display-name="Index (user)" style:family="paragraph" style:parent-style-name="Standard"/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.5pt" fo:font-weight="bold" style:font-size-asian="10.5pt" style:font-weight-asian="bold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16z7" style:family="text"/>
    <style:style style:name="WW8Num16z8" style:family="text"/>
    <style:style style:name="WW8Num17z0" style:family="text">
      <style:text-properties fo:font-size="10.5pt" fo:font-weight="bold" style:font-size-asian="10.5pt" style:font-weight-asian="bold" style:font-size-complex="10.5pt" style:font-weight-complex="bold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>
      <style:text-properties fo:font-size="10.5pt" fo:font-weight="bold" style:font-size-asian="10.5pt" style:font-weight-asian="bold" style:font-size-complex="10.5pt" style:font-weight-complex="bold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0" style:num-suffix=".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0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0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№  ________</dc:title>
    <meta:initial-creator>VorEL</meta:initial-creator>
    <meta:creation-date>2014-01-24T14:35:00</meta:creation-date>
    <dc:creator>Наталья  Бодрова </dc:creator>
    <dc:date>2014-01-30T11:01:32.88</dc:date>
    <meta:print-date>2014-01-24T14:29:00</meta:print-date>
    <meta:editing-cycles>4</meta:editing-cycles>
    <meta:editing-duration>P23DT22H11M45S</meta:editing-duration>
    <meta:generator>OpenOffice/4.0.0$Win32 OpenOffice.org_project/400m3$Build-9702</meta:generator>
    <meta:document-statistic meta:table-count="1" meta:image-count="0" meta:object-count="0" meta:page-count="4" meta:paragraph-count="112" meta:word-count="1900" meta:character-count="15732"/>
  </office:meta>
</office:document-meta>
</file>